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line-break/>Speaker notes for the Voluntary Hacking Report for Winter 2022/2023.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4-02-25T00:22:16Z</meta:creation-date>
    <dc:date>2024-02-25T00:22:16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